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21" style:family="text">
      <style:text-properties fo:font-size="12.00pt" fo:font-weight="bold" fo:font-family="'Cambria Math'" style:font-family-asian="'Cambria Math'" style:font-family-complex="'Cambria Math'" fo:background-color="#ffff00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2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2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3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37" style:family="text">
      <style:text-properties fo:font-size="12.00pt" fo:font-weight="bold" fo:font-family="'Cambria Math'" style:font-family-asian="'Cambria Math'" style:font-family-complex="'Cambria Math'" fo:background-color="#ffff00" style:use-window-font-color="true"/>
    </style:style>
    <style:style style:name="T38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3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5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5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6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65" style:family="text">
      <style:text-properties fo:font-size="12.00pt" fo:font-weight="bold" fo:font-family="'Cambria Math'" style:font-family-asian="'Cambria Math'" style:font-family-complex="'Cambria Math'" fo:background-color="#ffff00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6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7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7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8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8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bold" fo:font-family="Arial" style:font-family-asian="Arial" style:font-family-complex="Arial" fo:background-color="#ff0000" style:use-window-font-color="true"/>
    </style:style>
    <style:style style:name="T9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Arial" style:font-family-asian="Arial" style:font-family-complex="Arial" fo:background-color="#ffff00" style:use-window-font-color="true"/>
    </style:style>
    <style:style style:name="T104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10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5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Visió general</text:span></text:p>
      <text:p text:style-name="P1"><text:span text:style-name="T2">Aplicació Java de manera individual.</text:span></text:p>
      <text:p text:style-name="P1"><text:span text:style-name="T3"/></text:p>
      <text:p text:style-name="P1"><text:span text:style-name="T4">Calendari</text:span></text:p>
      <text:p text:style-name="P1"><text:span text:style-name="T5">Lliurament: 20 de novembre del 2023 a les 23:59.</text:span></text:p>
      <text:p text:style-name="P1"><text:span text:style-name="T5">Defensa: 21<text:s/></text:span><text:span text:style-name="T6">–</text:span><text:span text:style-name="T7"><text:s/>24 de novembre de 2023 amb cita pr</text:span><text:span text:style-name="T8">èvia.</text:span><text:span text:style-name="T9"/></text:p>
      <text:p text:style-name="P1"><text:span text:style-name="T10"/></text:p>
      <text:p text:style-name="P1"><text:span text:style-name="T11">Qualificació</text:span></text:p>
      <text:p text:style-name="P1"><text:span text:style-name="T12">S’ha d’obtindre un 5 sobre 10 i un APTE a la defensa per superar la unitat.</text:span></text:p>
      <text:p text:style-name="P1"><text:span text:style-name="T12">Un 0 a un requisit marcat com M (mínim) invalida la prova.</text:span></text:p>
      <text:p text:style-name="P1"><text:span text:style-name="T13"/></text:p>
      <text:p text:style-name="P1"><text:span text:style-name="T14">Recursos</text:span></text:p>
      <text:p text:style-name="P1"><text:span text:style-name="T15">Materials d’Aules, Internet.</text:span></text:p>
      <text:p text:style-name="P1"><text:span text:style-name="T16"/></text:p>
      <text:p text:style-name="P1"><text:span text:style-name="T17">Entrega</text:span></text:p>
      <text:p text:style-name="P1"><text:span text:style-name="T18">Un zip/rar via Aules.</text:span></text:p>
      <text:p text:style-name="P1"><text:span text:style-name="T18">NetBeans en Java Maven.</text:span></text:p>
      <text:p text:style-name="P1"><text:span text:style-name="T18">Versió Java 11 o inferior.</text:span></text:p>
      <text:p text:style-name="P1"><text:span text:style-name="T18">Versió de Mongo Driver 3.</text:span></text:p>
      <text:p text:style-name="P1"><text:span text:style-name="T18">No es permet l’ús de finestres UI.</text:span></text:p>
      <text:p text:style-name="P1"><text:span text:style-name="T18"/></text:p>
      <text:p text:style-name="P1"><text:span text:style-name="T18">--------------------------------------------------------------------------------------------------------</text:span></text:p>
      <text:p text:style-name="P1"><text:span text:style-name="T19"/></text:p>
      <text:p text:style-name="P1"><text:span text:style-name="T20">A) Aplicació<text:s/></text:span><text:span text:style-name="T21">→</text:span><text:span text:style-name="T22"><text:s/>1p</text:span><text:span text:style-name="T23"/></text:p>
      <text:p text:style-name="P1"><text:span text:style-name="T24">CRUD en Java que accedisca a dues bases de dades, a una MySQL i a l’altra MongoDB.</text:span></text:p>
      <text:p text:style-name="P1"><text:span text:style-name="T24">La taula/col·lecció amb els POI’s haurà de crear-se i es cridarà «pois_al15».</text:span></text:p>
      <text:p text:style-name="P1"><text:span text:style-name="T25"/></text:p>
      <text:p text:style-name="P1"><text:span text:style-name="T26">1. (0,5)<text:s/></text:span><text:span text:style-name="T27">Crear dues bases de dades de manera que puguen emmagatzemar punts d’interés (Points of Interest, POI).</text:span><text:span text:style-name="T28"/></text:p>
      <text:p text:style-name="P1"><text:span text:style-name="T29"/></text:p>
      <text:p text:style-name="P1"><text:span text:style-name="T30">2. (0,5)<text:s/></text:span><text:span text:style-name="T31">Ambudes bases de dades hauran de cridar-se «poidb» i les accedirem des de Java Maven amb les credencials i els ports per defecte.</text:span><text:span text:style-name="T32"/></text:p>
      <text:p text:style-name="P1"><text:span text:style-name="T32"/></text:p>
      <text:p text:style-name="P1"><text:span text:style-name="T33">--------------------------------------------------------------------------------------------------------</text:span><text:span text:style-name="T34"/></text:p>
      <text:p text:style-name="P1"><text:span text:style-name="T35"/></text:p>
      <text:p text:style-name="P1"><text:span text:style-name="T36">B) Menú principal<text:s/></text:span><text:span text:style-name="T37">→</text:span><text:span text:style-name="T38"><text:s/>2,75p</text:span><text:span text:style-name="T39"/></text:p>
      <text:p text:style-name="P1"><text:span text:style-name="T40">Requisits del menú principal:</text:span></text:p>
      <text:p text:style-name="P1"><text:span text:style-name="T41"/></text:p>
      <text:p text:style-name="P1"><text:span text:style-name="T42">1. (0,25) Experiència d’usuari cuidada: menú intuitiu, llistats de dades clars, etc.</text:span></text:p>
      <text:p text:style-name="P1"><text:span text:style-name="T43"/></text:p>
      <text:p text:style-name="P1"><text:span text:style-name="T44">2. (0,25) Text de benvinguda a l’aplicació amb una frase que canvie cada vegada.</text:span></text:p>
      <text:p text:style-name="P1"><text:span text:style-name="T45"/></text:p>
      <text:p text:style-name="P1"><text:span text:style-name="T46">3. (0,5)<text:s/></text:span><text:span text:style-name="T47">Opció per canviar de base de dades (MySQL + MongoDB).</text:span></text:p>
      <text:p text:style-name="P1"><text:span text:style-name="T48"/></text:p>
      <text:p text:style-name="P1"><text:span text:style-name="T49">4. (0,5)<text:s/></text:span><text:span text:style-name="T50">Text indicant quina base de dades estem gestionant.</text:span></text:p>
      <text:p text:style-name="P1"><text:span text:style-name="T51"/></text:p>
      <text:p text:style-name="P1"><text:span text:style-name="T52">5. (0,5) Contadors indicant en tot moment quants elements hi ha en cada base de dades.</text:span></text:p>
      <text:p text:style-name="P1"><text:span text:style-name="T53"/></text:p>
      <text:p text:style-name="P1"><text:span text:style-name="T54">6. Opció per sincronitzar les bases de dades (explicat més endavant).</text:span></text:p>
      <text:p text:style-name="P1"><text:span text:style-name="T55"/></text:p>
      <text:p text:style-name="P1"><text:span text:style-name="T56">7. Llistat d’opcions amb la darrera opció per EIXIR:</text:span></text:p>
      <text:p text:style-name="P1"><text:span text:style-name="T56"/></text:p>
      <text:p text:style-name="P1"><text:span text:style-name="T57">8. (0,5)<text:s/></text:span><text:span text:style-name="T58">Tecla d’espera per a llistar les dades poc a poc per a que siguen visibles correctament.</text:span><text:span text:style-name="T59"/></text:p>
      <text:p text:style-name="P1"><text:span text:style-name="T59"><text:tab/></text:span></text:p>
      <text:p text:style-name="P1"><text:span text:style-name="T60">9. (0,25)<text:s/></text:span><text:span text:style-name="T61">Després de la tecla, tornarem al menú anterior fins que es polse l’opció EIXIR de l’aplicació.</text:span></text:p>
      <text:p text:style-name="P1"><text:span text:style-name="T61"/></text:p>
      <text:p text:style-name="P1"><text:span text:style-name="T62">--------------------------------------------------------------------------------------------------------</text:span><text:span text:style-name="T63"/></text:p>
      <text:p text:style-name="P1"><text:span text:style-name="T63"/></text:p>
      <text:p text:style-name="P1"><text:span text:style-name="T64">C) Opcions<text:s/></text:span><text:span text:style-name="T65">→</text:span><text:span text:style-name="T66"><text:s/>6,25p</text:span><text:span text:style-name="T67"/></text:p>
      <text:p text:style-name="P1"><text:span text:style-name="T68">L’ordre dels elements no és rellevant.</text:span></text:p>
      <text:p text:style-name="P1"><text:span text:style-name="T69"/></text:p>
      <text:p text:style-name="P1"><text:span text:style-name="T70">1. Opció per inserir/afegir nous elements manualment.</text:span></text:p>
      <text:p text:style-name="P1"><text:span text:style-name="T70"/></text:p>
      <text:p text:style-name="P1"><text:span text:style-name="T71">2. (0,25)<text:s/></text:span><text:span text:style-name="T72">Demanar les dades de cada ítem en bucle fins que l’ID siga zero.</text:span><text:span text:style-name="T73"/></text:p>
      <text:p text:style-name="P1"><text:span text:style-name="T74"/></text:p>
      <text:p text:style-name="P1"><text:span text:style-name="T75">3. (0,25)<text:s/></text:span><text:span text:style-name="T76">Ha d’acceptar-se valors a blanc, excepte l’identificador de l’ítem.</text:span><text:span text:style-name="T77"/></text:p>
      <text:p text:style-name="P1"><text:span text:style-name="T78"/></text:p>
      <text:p text:style-name="P1"><text:span text:style-name="T79">3. Opció per a llistar els ítems.</text:span></text:p>
      <text:p text:style-name="P1"><text:span text:style-name="T79"/></text:p>
      <text:p text:style-name="P1"><text:span text:style-name="T79">4. Heu de llegir la base de dades i imprimir tots els items en pantalla.</text:span></text:p>
      <text:p text:style-name="P1"><text:span text:style-name="T79"/></text:p>
      <text:p text:style-name="P1"><text:span text:style-name="T79">5. Preguntareu quins elements es volen mostrar, amb aquests filtres:</text:span></text:p>
      <text:p text:style-name="P1"><text:span text:style-name="T79"/></text:p>
      <text:p text:style-name="P1"><text:span text:style-name="T79">6. (0,5) 100 (solament el ID = 100). Si no està, mostrar missatge.</text:span></text:p>
      <text:p text:style-name="P1"><text:span text:style-name="T79"><text:tab/></text:span></text:p>
      <text:p text:style-name="P1"><text:span text:style-name="T79">7. (0,5) 101, 105 (solament eixos ítems). Si no estan, mostrar missatge.</text:span></text:p>
      <text:p text:style-name="P1"><text:span text:style-name="T80"/></text:p>
      <text:p text:style-name="P1"><text:span text:style-name="T81">8. (0,5)<text:s/></text:span><text:span text:style-name="T82">ALL (tots, ordenats per ID). Si no hi ha cap, mostrar missatge.</text:span><text:span text:style-name="T83"/></text:p>
      <text:p text:style-name="P1"><text:span text:style-name="T84"/></text:p>
      <text:p text:style-name="P1"><text:span text:style-name="T85">9. Opció per esborrar els ítems.</text:span></text:p>
      <text:p text:style-name="P1"><text:span text:style-name="T85"/></text:p>
      <text:p text:style-name="P1"><text:span text:style-name="T86">10. (0,5)<text:s/></text:span><text:span text:style-name="T87">ALL (tots sense confirmació).</text:span><text:span text:style-name="T88"/></text:p>
      <text:p text:style-name="P1"><text:span text:style-name="T88"><text:tab/></text:span></text:p>
      <text:p text:style-name="P1"><text:span text:style-name="T88">11. (1) Usa els mateixos filtres que usem per llistar.</text:span></text:p>
      <text:p text:style-name="P1"><text:span text:style-name="T89"/></text:p>
      <text:p text:style-name="P1"><text:span text:style-name="T90">12. (0,25) Afegix l’opció de confirmar si es desitja esborrar tots (filtre ALL). </text:span></text:p>
      <text:p text:style-name="P1"><text:span text:style-name="T91"/></text:p>
      <text:p text:style-name="P1"><text:span text:style-name="T92">13. Opció per sincronitzar.</text:span></text:p>
      <text:p text:style-name="P1"><text:span text:style-name="T92"/></text:p>
      <text:p text:style-name="P1"><text:span text:style-name="T92">14. (1) Solament vorem aquesta opció si una de les BD té més elements que l’altra. Substituir les dades d’una BD per les de l’altra.</text:span></text:p>
      <text:p text:style-name="P1"><text:span text:style-name="T93"/></text:p>
      <text:p text:style-name="P1"><text:span text:style-name="T94">15. (0,25) Abans de sincronitzar, haurem de sol·licitar el vist i plau de l’usuari.</text:span></text:p>
      <text:p text:style-name="P1"><text:span text:style-name="T95"/></text:p>
      <text:p text:style-name="P1"><text:span text:style-name="T96">16. (0,75)<text:s/></text:span><text:span text:style-name="T97">En cas que estem a la BD de Mongo, opció d’insertar un element donat.</text:span><text:span text:style-name="T98"/></text:p>
      <text:p text:style-name="P1"><text:span text:style-name="T99"/></text:p>
      <text:p text:style-name="P1"><text:span text:style-name="T100">17. Opció per importar ítems (import.xml).</text:span></text:p>
      <text:p text:style-name="P1"><text:span text:style-name="T100"/></text:p>
      <text:p text:style-name="P1"><text:span text:style-name="T100">18. (0,5) Importarem els ítems d’un XML amb format de la teua elecció.</text:span></text:p>
      <text:p text:style-name="P1"><text:span text:style-name="T100"/></text:p>
      <text:p text:style-name="P1"><text:span text:style-name="T101">--------------------------------------------------------------------------------------------------------</text:span><text:span text:style-name="T102"/></text:p>
      <text:p text:style-name="P1"><text:span text:style-name="T103"/></text:p>
      <text:p text:style-name="P1"><text:span text:style-name="T104">D) Les dades</text:span></text:p>
      <text:p text:style-name="P1"><text:span text:style-name="T105"/></text:p>
      <text:p text:style-name="P2"><text:span text:style-name="T106">"POI": [</text:span></text:p>
      <text:p text:style-name="P2"><text:span text:style-name="T106"><text:s text:c="6"/>{</text:span></text:p>
      <text:p text:style-name="P2"><text:span text:style-name="T106"><text:tab/><text:s text:c="3"/>"poid": 12,</text:span></text:p>
      <text:p text:style-name="P2"><text:span text:style-name="T106"><text:s text:c="8"/>"latitude": 40.416875,</text:span></text:p>
      <text:p text:style-name="P2"><text:span text:style-name="T106"><text:s text:c="8"/>"longitude": -3.703308,</text:span></text:p>
      <text:p text:style-name="P2"><text:span text:style-name="T106"><text:s text:c="8"/>"country": "Spain",</text:span></text:p>
      <text:p text:style-name="P2"><text:span text:style-name="T106"><text:s text:c="8"/>"city": "Madrid",</text:span></text:p>
      <text:p text:style-name="P2"><text:span text:style-name="T106"><text:s text:c="8"/>"description": "Puerta del Sol"</text:span></text:p>
      <text:p text:style-name="P2"><text:span text:style-name="T106"><text:s text:c="8"/>"updated": "2012-15-15"</text:span></text:p>
      <text:p text:style-name="P2"><text:span text:style-name="T106"><text:s text:c="6"/>},</text:span></text:p>
      <text:p text:style-name="P2"><text:span text:style-name="T106"><text:s text:c="6"/>{</text:span></text:p>
      <text:p text:style-name="P2"><text:span text:style-name="T106"><text:tab/><text:s text:c="3"/>"poid": 14,</text:span></text:p>
      <text:p text:style-name="P2"><text:span text:style-name="T106"><text:s text:c="8"/>"latitude": 40.417438,</text:span></text:p>
      <text:p text:style-name="P2"><text:span text:style-name="T106"><text:s text:c="8"/>"longitude": -3.693363,</text:span></text:p>
      <text:p text:style-name="P2"><text:span text:style-name="T106"><text:s text:c="8"/>"city": "Madrid",</text:span></text:p>
      <text:p text:style-name="P2"><text:span text:style-name="T106"><text:s text:c="8"/>"description": "Paseo del Prado"</text:span></text:p>
      <text:p text:style-name="P2"><text:span text:style-name="T106"><text:s text:c="8"/>"updated": "2012-15-15"</text:span></text:p>
      <text:p text:style-name="P2"><text:span text:style-name="T106"><text:s text:c="6"/>},</text:span></text:p>
      <text:p text:style-name="P2"><text:span text:style-name="T106"><text:s text:c="6"/>{</text:span></text:p>
      <text:p text:style-name="P2"><text:span text:style-name="T106"><text:tab/><text:s text:c="3"/>"poid": 15,</text:span></text:p>
      <text:p text:style-name="P2"><text:span text:style-name="T106"><text:s text:c="8"/>"latitude": 40.407015,</text:span></text:p>
      <text:p text:style-name="P2"><text:span text:style-name="T106"><text:s text:c="8"/>"longitude": -3.691163,</text:span></text:p>
      <text:p text:style-name="P2"><text:span text:style-name="T106"><text:s text:c="8"/>"city": "Madrid",</text:span></text:p>
      <text:p text:style-name="P2"><text:span text:style-name="T106"><text:s text:c="8"/>"country": "Spain",</text:span></text:p>
      <text:p text:style-name="P2"><text:span text:style-name="T106"><text:s text:c="8"/>"description": "Estación de Atocha"</text:span></text:p>
      <text:p text:style-name="P2"><text:span text:style-name="T106"><text:s text:c="8"/>"updated": "2012-15-15"</text:span></text:p>
      <text:p text:style-name="P2"><text:span text:style-name="T106"><text:s text:c="6"/>}</text:span></text:p>
      <text:p text:style-name="P2"><text:span text:style-name="T106"><text:s text:c="4"/>]</text:span></text:p>
      <text:p text:style-name="P2"><text:span text:style-name="T106">}</text:span></text:p>
      <text:p text:style-name="P3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